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3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14" style:family="table-cell" style:parent-style-name="Default" style:data-style-name="N107">
      <style:table-cell-properties style:vertical-align="middle"/>
    </style:style>
    <style:style style:name="ce15" style:family="table-cell" style:parent-style-name="Default" style:data-style-name="N2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Default"/>
        <table:table-row table:style-name="ro1">
          <table:table-cell office:value-type="string" calcext:value-type="string">
            <text:p>quadratische Funktionsgleichung</text:p>
          </table:table-cell>
          <table:table-cell table:style-name="ce13"/>
          <table:table-cell/>
          <table:table-cell office:value-type="string" calcext:value-type="string">
            <text:p>lineare Funktionsgleichung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/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/>
          <table:table-cell table:style-name="ce9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/>
          <table:table-cell/>
          <table:table-cell table:style-name="ce9" office:value-type="float" office:value="5" calcext:value-type="float">
            <text:p>5</text:p>
          </table:table-cell>
          <table:table-cell table:style-name="ce9"/>
          <table:table-cell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-400" calcext:value-type="float">
            <text:p>-40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heitelpunktkoordinate</text:p>
          </table:table-cell>
          <table:table-cell table:number-columns-repeated="2"/>
          <table:table-cell office:value-type="string" calcext:value-type="string">
            <text:p>y-Schnittpunkt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S(d|e)</text:p>
          </table:table-cell>
          <table:table-cell table:number-columns-repeated="2"/>
          <table:table-cell table:style-name="ce16" office:value-type="string" calcext:value-type="string">
            <text:p>P<text:span text:style-name="T1">1</text:span>(0|b)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text:span text:style-name="T2">1</text:span> 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string" calcext:value-type="string">
            <text:p>e =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 =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nktkoordinate</text:p>
          </table:table-cell>
          <table:table-cell table:number-columns-repeated="2"/>
          <table:table-cell office:value-type="string" calcext:value-type="string">
            <text:p>Punktkoordinate</text:p>
          </table:table-cell>
          <table:table-cell table:number-columns-repeated="2"/>
        </table:table-row>
        <table:table-row table:style-name="ro3">
          <table:table-cell table:style-name="ce10" office:value-type="string" calcext:value-type="string">
            <text:p>P(x|y)</text:p>
          </table:table-cell>
          <table:table-cell table:number-columns-repeated="2"/>
          <table:table-cell table:style-name="ce16" office:value-type="string" calcext:value-type="string">
            <text:p>P<text:span text:style-name="T2">2</text:span>(x<text:span text:style-name="T2">2</text:span>|y<text:span text:style-name="T2">2</text:span>)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text:span text:style-name="T2">2</text:span> =</text:p>
          </table:table-cell>
          <table:table-cell office:value-type="float" office:value="6" calcext:value-type="float">
            <text:p>6</text:p>
          </table:table-cell>
          <table:table-cell table:style-name="ce7"/>
        </table:table-row>
        <table:table-row table:style-name="ro2">
          <table:table-cell table:style-name="ce11" office:value-type="string" calcext:value-type="string">
            <text:p>y =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y<text:span text:style-name="T2">2</text:span> =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 table:number-columns-repeated="2"/>
          <table:table-cell office:value-type="string" calcext:value-type="string">
            <text:p>Steigungsdrei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 = a * (x – d) ^ 2 + e</text:p>
          </table:table-cell>
          <table:table-cell table:number-columns-repeated="2"/>
          <table:table-cell office:value-type="string" calcext:value-type="string">
            <text:p>m = <text:span text:style-name="T3">δy / δx</text:span>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ch a aufgelöst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a =</text:p>
          </table:table-cell>
          <table:table-cell table:style-name="ce14" table:formula="of:=ROUNDUP(([.B19]-[.B14])/([.B18]-[.B13])^2;1)" office:value-type="float" office:value="-32" calcext:value-type="float">
            <text:p>-32,0</text:p>
          </table:table-cell>
          <table:table-cell/>
          <table:table-cell office:value-type="string" calcext:value-type="string">
            <text:p>m =</text:p>
          </table:table-cell>
          <table:table-cell table:formula="of:=([.E14]-[.E19])/([.E13]-[.E18])" office:value-type="float" office:value="-50" calcext:value-type="float">
            <text:p>-50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Funktionsgleichung</text:p>
          </table:table-cell>
          <table:table-cell table:number-columns-repeated="2"/>
          <table:table-cell office:value-type="string" calcext:value-type="string">
            <text:p>Funktionsgleichung</text:p>
          </table:table-cell>
          <table:table-cell table:number-columns-repeated="2"/>
        </table:table-row>
        <table:table-row table:style-name="ro1">
          <table:table-cell table:style-name="ce12" table:formula="of:=&quot;y = &quot;&amp;[.B25]&amp;&quot; * (x - &quot;&amp;[.B13]&amp;&quot;) ^ 2 + &quot;&amp;[.B14]" office:value-type="string" office:string-value="y = -32 * (x - 1) ^ 2 + 400" calcext:value-type="string">
            <text:p>y = -32 * (x - 1) ^ 2 + 400</text:p>
          </table:table-cell>
          <table:table-cell table:number-columns-repeated="2"/>
          <table:table-cell table:style-name="ce12" table:formula="of:=&quot;y = &quot;&amp;[.E25]&amp;&quot; * x + &quot;&amp;[.E14]" office:value-type="string" office:string-value="y = -50 * x + 300" calcext:value-type="string">
            <text:p>y = -50 * x + 3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.00.0000</text:date>, <text:time style:data-style-name="N2" text:time-value="12:36:47.7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5-12T15:53:33.236000000</dc:date>
    <meta:editing-duration>PT2H39M7S</meta:editing-duration>
    <meta:editing-cycles>26</meta:editing-cycles>
    <meta:generator>LibreOffice/6.1.5.2$Windows_X86_64 LibreOffice_project/90f8dcf33c87b3705e78202e3df5142b201bd805</meta:generator>
    <meta:document-statistic meta:table-count="1" meta:cell-count="61" meta:object-count="0"/>
  </office:meta>
</office:document-meta>
</file>